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1.8547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29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3" office:value-type="string">
            <text:p>Mejora con respecto a MinMin (%)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>
            <text:p>8192x256</text:p>
          </table:table-cell>
          <table:table-cell table:style-name="ce2" office:value-type="string">
            <text:p>MinMin value</text:p>
          </table:table-cell>
          <table:table-cell table:style-name="ce2" office:value-type="string">
            <text:p>pMinMin value</text:p>
          </table:table-cell>
          <table:table-cell table:style-name="ce2" office:value-type="string">
            <text:p>Delta Simple value</text:p>
          </table:table-cell>
          <table:table-cell table:style-name="ce2" office:value-type="string">
            <text:p>Delta Complex value</text:p>
          </table:table-cell>
          <table:table-cell table:style-name="ce2" office:value-type="string">
            <text:p>Delta Mix value</text:p>
          </table:table-cell>
          <table:table-cell table:style-name="ce2" office:value-type="string">
            <text:p>pMinMin</text:p>
          </table:table-cell>
          <table:table-cell table:style-name="ce2" office:value-type="string">
            <text:p>Delta Simple</text:p>
          </table:table-cell>
          <table:table-cell table:style-name="ce2" office:value-type="string">
            <text:p>Delta Complex</text:p>
          </table:table-cell>
          <table:table-cell table:style-name="ce2" office:value-type="string">
            <text:p>Delta Mix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hi</text:p>
          </table:table-cell>
          <table:table-cell office:value-type="float" office:value="14653398">
            <text:p>14653398</text:p>
          </table:table-cell>
          <table:table-cell office:value-type="float" office:value="20119396">
            <text:p>20119396</text:p>
          </table:table-cell>
          <table:table-cell office:value-type="float" office:value="13896611">
            <text:p>13896611</text:p>
          </table:table-cell>
          <table:table-cell office:value-type="float" office:value="13491184">
            <text:p>13491184</text:p>
          </table:table-cell>
          <table:table-cell office:value-type="float" office:value="13621418">
            <text:p>13621418</text:p>
          </table:table-cell>
          <table:table-cell table:style-name="ce4" table:formula="of:=100-([.D4]*100)/[.C4]" office:value-type="float" office:value="-37.301914545691">
            <text:p>-37.30</text:p>
          </table:table-cell>
          <table:table-cell table:style-name="ce4" table:formula="of:=100-([.E4]*100)/[.C4]" office:value-type="float" office:value="5.16458366857981">
            <text:p>5.16</text:p>
          </table:table-cell>
          <table:table-cell table:style-name="ce4" table:formula="of:=100-([.F4]*100)/[.C4]" office:value-type="float" office:value="7.93136172238002">
            <text:p>7.93</text:p>
          </table:table-cell>
          <table:table-cell table:style-name="ce4" table:formula="of:=100-([.G4]*100)/[.C4]" office:value-type="float" office:value="7.04259858361863">
            <text:p>7.04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lo</text:p>
          </table:table-cell>
          <table:table-cell office:value-type="float" office:value="1520664.375">
            <text:p>1520664.375</text:p>
          </table:table-cell>
          <table:table-cell office:value-type="float" office:value="2099352">
            <text:p>2099352</text:p>
          </table:table-cell>
          <table:table-cell office:value-type="float" office:value="1433761">
            <text:p>1433761</text:p>
          </table:table-cell>
          <table:table-cell office:value-type="float" office:value="1384841.375">
            <text:p>1384841.375</text:p>
          </table:table-cell>
          <table:table-cell office:value-type="float" office:value="1405801.375">
            <text:p>1405801.375</text:p>
          </table:table-cell>
          <table:table-cell table:style-name="ce4" table:formula="of:=100-([.D5]*100)/[.C5]" office:value-type="float" office:value="-38.0549208960064">
            <text:p>-38.05</text:p>
          </table:table-cell>
          <table:table-cell table:style-name="ce4" table:formula="of:=100-([.E5]*100)/[.C5]" office:value-type="float" office:value="5.71482941461031">
            <text:p>5.71</text:p>
          </table:table-cell>
          <table:table-cell table:style-name="ce4" table:formula="of:=100-([.F5]*100)/[.C5]" office:value-type="float" office:value="8.93181968572125">
            <text:p>8.93</text:p>
          </table:table-cell>
          <table:table-cell table:style-name="ce4" table:formula="of:=100-([.G5]*100)/[.C5]" office:value-type="float" office:value="7.55347477644435">
            <text:p>7.55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hi</text:p>
          </table:table-cell>
          <table:table-cell office:value-type="float" office:value="1455.739868">
            <text:p>1455.739868</text:p>
          </table:table-cell>
          <table:table-cell office:value-type="float" office:value="1992.884155">
            <text:p>1992.884155</text:p>
          </table:table-cell>
          <table:table-cell office:value-type="float" office:value="1377.98999">
            <text:p>1377.98999</text:p>
          </table:table-cell>
          <table:table-cell office:value-type="float" office:value="1381.769897">
            <text:p>1381.769897</text:p>
          </table:table-cell>
          <table:table-cell office:value-type="float" office:value="1376.771973">
            <text:p>1376.771973</text:p>
          </table:table-cell>
          <table:table-cell table:style-name="ce4" table:formula="of:=100-([.D6]*100)/[.C6]" office:value-type="float" office:value="-36.8983702931739">
            <text:p>-36.90</text:p>
          </table:table-cell>
          <table:table-cell table:style-name="ce4" table:formula="of:=100-([.E6]*100)/[.C6]" office:value-type="float" office:value="5.34091836797863">
            <text:p>5.34</text:p>
          </table:table-cell>
          <table:table-cell table:style-name="ce4" table:formula="of:=100-([.F6]*100)/[.C6]" office:value-type="float" office:value="5.08126298015218">
            <text:p>5.08</text:p>
          </table:table-cell>
          <table:table-cell table:style-name="ce4" table:formula="of:=100-([.G6]*100)/[.C6]" office:value-type="float" office:value="5.42458833036507">
            <text:p>5.42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lo</text:p>
          </table:table-cell>
          <table:table-cell office:value-type="float" office:value="145.969742">
            <text:p>145.969742</text:p>
          </table:table-cell>
          <table:table-cell office:value-type="float" office:value="198.379425">
            <text:p>198.379425</text:p>
          </table:table-cell>
          <table:table-cell office:value-type="float" office:value="136.869858">
            <text:p>136.869858</text:p>
          </table:table-cell>
          <table:table-cell office:value-type="float" office:value="169.140015">
            <text:p>169.140015</text:p>
          </table:table-cell>
          <table:table-cell office:value-type="float" office:value="137.239868">
            <text:p>137.239868</text:p>
          </table:table-cell>
          <table:table-cell table:style-name="ce4" table:formula="of:=100-([.D7]*100)/[.C7]" office:value-type="float" office:value="-35.9044842320815">
            <text:p>-35.90</text:p>
          </table:table-cell>
          <table:table-cell table:style-name="ce4" table:formula="of:=100-([.E7]*100)/[.C7]" office:value-type="float" office:value="6.23408925392224">
            <text:p>6.23</text:p>
          </table:table-cell>
          <table:table-cell table:style-name="ce4" table:formula="of:=100-([.F7]*100)/[.C7]" office:value-type="float" office:value="-15.8733396952911">
            <text:p>-15.87</text:p>
          </table:table-cell>
          <table:table-cell table:style-name="ce4" table:formula="of:=100-([.G7]*100)/[.C7]" office:value-type="float" office:value="5.98060521337359">
            <text:p>5.98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>
            <text:p>Time: 13s</text:p>
          </table:table-cell>
          <table:table-cell table:style-name="ce1" office:value-type="string">
            <text:p>Time: 2s</text:p>
          </table:table-cell>
          <table:table-cell table:number-columns-repeated="3" table:style-name="ce1" office:value-type="string">
            <text:p>Time: 15s (PALS 5s)</text:p>
          </table:table-cell>
          <table:table-cell table:style-name="ce1" table:number-columns-repeated="1017"/>
        </table:table-row>
        <table:table-row table:style-name="ro2">
          <table:table-cell table:number-columns-repeated="7"/>
          <table:table-cell table:style-name="ce3" office:value-type="string">
            <text:p>Mejora con respecto a MinMin (%)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>
            <text:p>16384x512</text:p>
          </table:table-cell>
          <table:table-cell table:style-name="ce2" office:value-type="string">
            <text:p>MinMin value</text:p>
          </table:table-cell>
          <table:table-cell table:style-name="ce2" office:value-type="string">
            <text:p>pMinMin value</text:p>
          </table:table-cell>
          <table:table-cell table:style-name="ce2" office:value-type="string">
            <text:p>Delta Simple value</text:p>
          </table:table-cell>
          <table:table-cell table:style-name="ce2" office:value-type="string">
            <text:p>Delta Complex value</text:p>
          </table:table-cell>
          <table:table-cell table:style-name="ce2"/>
          <table:table-cell table:style-name="ce2" office:value-type="string">
            <text:p>pMinMin</text:p>
          </table:table-cell>
          <table:table-cell table:style-name="ce2" office:value-type="string">
            <text:p>Delta Simple</text:p>
          </table:table-cell>
          <table:table-cell table:style-name="ce2" office:value-type="string">
            <text:p>Delta Complex</text:p>
          </table:table-cell>
          <table:table-cell table:style-name="ce2" office:value-type="string">
            <text:p>Delta Mix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hi</text:p>
          </table:table-cell>
          <table:table-cell office:value-type="float" office:value="13240473">
            <text:p>13240473</text:p>
          </table:table-cell>
          <table:table-cell office:value-type="float" office:value="19026862">
            <text:p>19026862</text:p>
          </table:table-cell>
          <table:table-cell office:value-type="float" office:value="12719008">
            <text:p>12719008</text:p>
          </table:table-cell>
          <table:table-cell office:value-type="float" office:value="12145354">
            <text:p>12145354</text:p>
          </table:table-cell>
          <table:table-cell/>
          <table:table-cell table:style-name="ce4" table:formula="of:=100-([.D11]*100)/[.C11]" office:value-type="float" office:value="-43.7022831435101">
            <text:p>-43.70</text:p>
          </table:table-cell>
          <table:table-cell table:style-name="ce4" table:formula="of:=100-([.E11]*100)/[.C11]" office:value-type="float" office:value="3.93841670157856">
            <text:p>3.94</text:p>
          </table:table-cell>
          <table:table-cell table:style-name="ce4" table:formula="of:=100-([.F11]*100)/[.C11]" office:value-type="float" office:value="8.2709960588266">
            <text:p>8.27</text:p>
          </table:table-cell>
          <table:table-cell table:style-name="ce4" table:formula="of:=100-([.G11]*100)/[.C11]" office:value-type="float" office:value="100">
            <text:p>100.00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lo</text:p>
          </table:table-cell>
          <table:table-cell office:value-type="float" office:value="1319737">
            <text:p>1319737</text:p>
          </table:table-cell>
          <table:table-cell office:value-type="float" office:value="1911616.75">
            <text:p>1911616.75</text:p>
          </table:table-cell>
          <table:table-cell office:value-type="float" office:value="1265249">
            <text:p>1265249</text:p>
          </table:table-cell>
          <table:table-cell office:value-type="float" office:value="1203298">
            <text:p>1203298</text:p>
          </table:table-cell>
          <table:table-cell/>
          <table:table-cell table:style-name="ce4" table:formula="of:=100-([.D12]*100)/[.C12]" office:value-type="float" office:value="-44.8483106861443">
            <text:p>-44.85</text:p>
          </table:table-cell>
          <table:table-cell table:style-name="ce4" table:formula="of:=100-([.E12]*100)/[.C12]" office:value-type="float" office:value="4.12870140035477">
            <text:p>4.13</text:p>
          </table:table-cell>
          <table:table-cell table:style-name="ce4" table:formula="of:=100-([.F12]*100)/[.C12]" office:value-type="float" office:value="8.82289425847726">
            <text:p>8.82</text:p>
          </table:table-cell>
          <table:table-cell table:style-name="ce4" table:formula="of:=100-([.G12]*100)/[.C12]" office:value-type="float" office:value="100">
            <text:p>100.00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hi</text:p>
          </table:table-cell>
          <table:table-cell office:value-type="float" office:value="1319">
            <text:p>1319</text:p>
          </table:table-cell>
          <table:table-cell office:value-type="float" office:value="1897.62915">
            <text:p>1897.62915</text:p>
          </table:table-cell>
          <table:table-cell office:value-type="float" office:value="1268">
            <text:p>1268</text:p>
          </table:table-cell>
          <table:table-cell office:value-type="float" office:value="1263">
            <text:p>1263</text:p>
          </table:table-cell>
          <table:table-cell/>
          <table:table-cell table:style-name="ce4" table:formula="of:=100-([.D13]*100)/[.C13]" office:value-type="float" office:value="-43.8687755875664">
            <text:p>-43.87</text:p>
          </table:table-cell>
          <table:table-cell table:style-name="ce4" table:formula="of:=100-([.E13]*100)/[.C13]" office:value-type="float" office:value="3.86656557998484">
            <text:p>3.87</text:p>
          </table:table-cell>
          <table:table-cell table:style-name="ce4" table:formula="of:=100-([.F13]*100)/[.C13]" office:value-type="float" office:value="4.24564063684609">
            <text:p>4.25</text:p>
          </table:table-cell>
          <table:table-cell table:style-name="ce4" table:formula="of:=100-([.G13]*100)/[.C13]" office:value-type="float" office:value="100">
            <text:p>100.00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lo</text:p>
          </table:table-cell>
          <table:table-cell office:value-type="float" office:value="132">
            <text:p>132</text:p>
          </table:table-cell>
          <table:table-cell office:value-type="float" office:value="189.077835">
            <text:p>189.077835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/>
          <table:table-cell table:style-name="ce4" table:formula="of:=100-([.D14]*100)/[.C14]" office:value-type="float" office:value="-43.2407840909091">
            <text:p>-43.24</text:p>
          </table:table-cell>
          <table:table-cell table:style-name="ce4" table:formula="of:=100-([.E14]*100)/[.C14]" office:value-type="float" office:value="6.06060606060606">
            <text:p>6.06</text:p>
          </table:table-cell>
          <table:table-cell table:style-name="ce4" table:formula="of:=100-([.F14]*100)/[.C14]" office:value-type="float" office:value="1.51515151515152">
            <text:p>1.52</text:p>
          </table:table-cell>
          <table:table-cell table:style-name="ce4" table:formula="of:=100-([.G14]*100)/[.C14]" office:value-type="float" office:value="100">
            <text:p>100.00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>
            <text:p>Time: 1m50s</text:p>
          </table:table-cell>
          <table:table-cell table:style-name="ce1" office:value-type="string">
            <text:p>Time: 10s</text:p>
          </table:table-cell>
          <table:table-cell table:number-columns-repeated="3" table:style-name="ce1" office:value-type="string">
            <text:p>Time: 1m50s (PALS 90s)</text:p>
          </table:table-cell>
          <table:table-cell table:style-name="ce1" table:number-columns-repeated="1017"/>
        </table:table-row>
        <table:table-row table:style-name="ro2">
          <table:table-cell table:number-columns-repeated="7"/>
          <table:table-cell table:style-name="ce3" office:value-type="string">
            <text:p>Mejora con respecto a MinMin (%)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>
            <text:p>32768x1024</text:p>
          </table:table-cell>
          <table:table-cell table:style-name="ce2" office:value-type="string">
            <text:p>MinMin value</text:p>
          </table:table-cell>
          <table:table-cell table:style-name="ce2" office:value-type="string">
            <text:p>pMinMin value</text:p>
          </table:table-cell>
          <table:table-cell table:style-name="ce2" office:value-type="string">
            <text:p>Delta Simple value</text:p>
          </table:table-cell>
          <table:table-cell table:style-name="ce2" office:value-type="string">
            <text:p>Delta Complex value</text:p>
          </table:table-cell>
          <table:table-cell table:style-name="ce2"/>
          <table:table-cell table:style-name="ce2" office:value-type="string">
            <text:p>pMinMin</text:p>
          </table:table-cell>
          <table:table-cell table:style-name="ce2" office:value-type="string">
            <text:p>Delta Simple</text:p>
          </table:table-cell>
          <table:table-cell table:style-name="ce2" office:value-type="string">
            <text:p>Delta Complex</text:p>
          </table:table-cell>
          <table:table-cell table:style-name="ce2" office:value-type="string">
            <text:p>Delta Mix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hi</text:p>
          </table:table-cell>
          <table:table-cell office:value-type="float" office:value="12105948">
            <text:p>12105948</text:p>
          </table:table-cell>
          <table:table-cell office:value-type="float" office:value="16820636">
            <text:p>16820636</text:p>
          </table:table-cell>
          <table:table-cell office:value-type="float" office:value="11670508">
            <text:p>11670508</text:p>
          </table:table-cell>
          <table:table-cell office:value-type="float" office:value="11194126">
            <text:p>11194126</text:p>
          </table:table-cell>
          <table:table-cell/>
          <table:table-cell table:style-name="ce4" table:formula="of:=100-([.D18]*100)/[.C18]" office:value-type="float" office:value="-38.9452193252441">
            <text:p>-38.95</text:p>
          </table:table-cell>
          <table:table-cell table:style-name="ce4" table:formula="of:=100-([.E18]*100)/[.C18]" office:value-type="float" office:value="3.59690955223003">
            <text:p>3.60</text:p>
          </table:table-cell>
          <table:table-cell table:style-name="ce4" table:formula="of:=100-([.F18]*100)/[.C18]" office:value-type="float" office:value="7.53201649304953">
            <text:p>7.53</text:p>
          </table:table-cell>
          <table:table-cell table:style-name="ce4" table:formula="of:=100-([.G18]*100)/[.C18]" office:value-type="float" office:value="100">
            <text:p>100.00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hilo</text:p>
          </table:table-cell>
          <table:table-cell table:number-columns-repeated="5"/>
          <table:table-cell table:style-name="ce4" table:formula="of:=100-([.D19]*100)/[.C19]" office:value-type="float" office:value="0">
            <text:p>#DIV/0!</text:p>
          </table:table-cell>
          <table:table-cell table:style-name="ce4" table:formula="of:=100-([.E19]*100)/[.C19]" office:value-type="float" office:value="0">
            <text:p>#DIV/0!</text:p>
          </table:table-cell>
          <table:table-cell table:style-name="ce4" table:formula="of:=100-([.F19]*100)/[.C19]" office:value-type="float" office:value="0">
            <text:p>#DIV/0!</text:p>
          </table:table-cell>
          <table:table-cell table:style-name="ce4" table:formula="of:=100-([.G19]*100)/[.C19]" office:value-type="float" office:value="0">
            <text:p>#DIV/0!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hi</text:p>
          </table:table-cell>
          <table:table-cell table:number-columns-repeated="5"/>
          <table:table-cell table:style-name="ce4" table:formula="of:=100-([.D20]*100)/[.C20]" office:value-type="float" office:value="0">
            <text:p>#DIV/0!</text:p>
          </table:table-cell>
          <table:table-cell table:style-name="ce4" table:formula="of:=100-([.E20]*100)/[.C20]" office:value-type="float" office:value="0">
            <text:p>#DIV/0!</text:p>
          </table:table-cell>
          <table:table-cell table:style-name="ce4" table:formula="of:=100-([.F20]*100)/[.C20]" office:value-type="float" office:value="0">
            <text:p>#DIV/0!</text:p>
          </table:table-cell>
          <table:table-cell table:style-name="ce4" table:formula="of:=100-([.G20]*100)/[.C20]" office:value-type="float" office:value="0">
            <text:p>#DIV/0!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_lolo</text:p>
          </table:table-cell>
          <table:table-cell table:number-columns-repeated="5"/>
          <table:table-cell table:style-name="ce4" table:formula="of:=100-([.D21]*100)/[.C21]" office:value-type="float" office:value="0">
            <text:p>#DIV/0!</text:p>
          </table:table-cell>
          <table:table-cell table:style-name="ce4" table:formula="of:=100-([.E21]*100)/[.C21]" office:value-type="float" office:value="0">
            <text:p>#DIV/0!</text:p>
          </table:table-cell>
          <table:table-cell table:style-name="ce4" table:formula="of:=100-([.F21]*100)/[.C21]" office:value-type="float" office:value="0">
            <text:p>#DIV/0!</text:p>
          </table:table-cell>
          <table:table-cell table:style-name="ce4" table:formula="of:=100-([.G21]*100)/[.C21]" office:value-type="float" office:value="0">
            <text:p>#DIV/0!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>
            <text:p>Time: 13m40s</text:p>
          </table:table-cell>
          <table:table-cell table:style-name="ce1" office:value-type="string">
            <text:p>Time: 1m50s</text:p>
          </table:table-cell>
          <table:table-cell table:number-columns-repeated="3" table:style-name="ce1" office:value-type="string">
            <text:p>Time: 3m50s (PALS 120s)</text:p>
          </table:table-cell>
          <table:table-cell table:style-name="ce1"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8k</text:p>
          </table:table-cell>
          <table:table-cell table:formula="of:=30*20" office:value-type="float" office:value="600">
            <text:p>600</text:p>
          </table:table-cell>
          <table:table-cell table:formula="of:=17*20" office:value-type="float" office:value="340">
            <text:p>34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16k</text:p>
          </table:table-cell>
          <table:table-cell table:formula="of:=(120+10+120)*20" office:value-type="float" office:value="5000">
            <text:p>5000</text:p>
          </table:table-cell>
          <table:table-cell table:formula="of:=(10+120)*20" office:value-type="float" office:value="2600">
            <text:p>260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32k</text:p>
          </table:table-cell>
          <table:table-cell table:formula="of:=(13*60+40+120+3*60+50)*20" office:value-type="float" office:value="23400">
            <text:p>23400</text:p>
          </table:table-cell>
          <table:table-cell table:formula="of:=(120+3*60+50)*20" office:value-type="float" office:value="7000">
            <text:p>7000</text:p>
          </table:table-cell>
          <table:table-cell table:formula="of:=(13*60+40)*20" office:value-type="float" office:value="16400">
            <text:p>1640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inutos</text:p>
          </table:table-cell>
          <table:table-cell table:formula="of:=SUM([.C26:.C28])/60" office:value-type="float" office:value="483.333333333333">
            <text:p>483.3333333333</text:p>
          </table:table-cell>
          <table:table-cell table:formula="of:=SUM([.D26:.D28])/60" office:value-type="float" office:value="165.666666666667">
            <text:p>165.6666666667</text:p>
          </table:table-cell>
          <table:table-cell table:formula="of:=SUM([.E26:.E28])/60" office:value-type="float" office:value="273.333333333333">
            <text:p>273.3333333333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Horas</text:p>
          </table:table-cell>
          <table:table-cell table:formula="of:=[.C29]/60" office:value-type="float" office:value="8.05555555555556">
            <text:p>8.0555555556</text:p>
          </table:table-cell>
          <table:table-cell table:formula="of:=[.D29]/60" office:value-type="float" office:value="2.76111111111111">
            <text:p>2.7611111111</text:p>
          </table:table-cell>
          <table:table-cell table:formula="of:=[.E29]/60" office:value-type="float" office:value="4.55555555555556">
            <text:p>4.5555555556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2" number:min-integer-digits="0" number:grouping="true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05-15T12:25:34</meta:creation-date>
    <dc:date>2012-05-15T19:32:38</dc:date>
    <dc:creator>Santiago Iturriaga</dc:creator>
    <meta:editing-duration>PT4H34M40S</meta:editing-duration>
    <meta:editing-cycles>11</meta:editing-cycles>
    <meta:generator>LibreOffice/3.5$Linux_X86_64 LibreOffice_project/350m1$Build-2</meta:generator>
    <meta:document-statistic meta:table-count="3" meta:cell-count="184" meta:object-count="0"/>
  </office:meta>
</office:document-meta>
</file>